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2cm" draw:marker-start-width="0.33cm" draw:marker-end-width="0.3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start-width="0.33cm" draw:marker-end-width="0.33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dash" draw:stroke-dash="Ultrafine_20_Dashed" svg:stroke-width="0.02cm" draw:marker-start-width="0.33cm" draw:marker-end-width="0.33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P1" style:family="paragraph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FreeSerif" style:font-family-generic="roman" style:font-pitch="variable" fo:font-style="italic" style:font-style-asian="italic" style:font-style-complex="italic"/>
    </style:style>
    <style:style style:name="T1" style:family="text">
      <style:text-properties fo:font-family="'Times New Roman'" style:font-style-name="Обычный" style:font-family-generic="roman" style:font-pitch="variable" fo:font-size="16pt" fo:font-style="italic" style:font-family-asian="'Times New Roman'" style:font-style-name-asian="Обычный" style:font-family-generic-asian="roman" style:font-pitch-asian="variable" style:font-size-asian="16pt" style:font-style-asian="italic" style:font-family-complex="'Times New Roman'" style:font-style-name-complex="Обычный" style:font-family-generic-complex="roman" style:font-pitch-complex="variable" style:font-size-complex="16pt" style:font-style-complex="italic" style:text-overline-style="none" style:text-overline-color="font-color"/>
    </style:style>
    <style:style style:name="T2" style:family="text">
      <style:text-properties style:text-position="sub 58%"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text-position="sub 58%" fo:font-family="FreeSerif" style:font-family-generic="roman" style:font-pitch="variable" fo:font-size="16pt" fo:font-style="italic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frame draw:style-name="gr1" draw:text-style-name="P1" draw:layer="layout" svg:width="1.603cm" svg:height="1.093cm" svg:x="6.9cm" svg:y="2.8cm">
            <draw:text-box>
              <text:p><text:span text:style-name="T1">ŷ</text:span><text:span text:style-name="T2">k + 1 <text:s/></text:span></text:p>
            </draw:text-box>
          </draw:frame>
          <draw:frame draw:style-name="gr1" draw:text-style-name="P1" draw:layer="layout" svg:width="1.628cm" svg:height="1.093cm" svg:x="0.85cm" svg:y="4.751cm">
            <draw:text-box>
              <text:p><text:span text:style-name="T3">y</text:span><text:span text:style-name="T2">k <text:s/>- D</text:span><text:span text:style-name="T4">y</text:span></text:p>
            </draw:text-box>
          </draw:frame>
          <draw:custom-shape draw:style-name="gr2" draw:text-style-name="P2" draw:layer="layout" svg:width="4.45cm" svg:height="5cm" svg:x="2.25cm" svg:y="1.2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1.446cm" svg:height="1.093cm" svg:x="0.85cm" svg:y="1.572cm">
            <draw:text-box>
              <text:p><text:span text:style-name="T3">u</text:span><text:span text:style-name="T2">k <text:s/>- 1</text:span></text:p>
            </draw:text-box>
          </draw:frame>
          <draw:frame draw:style-name="gr1" draw:text-style-name="P1" draw:layer="layout" svg:width="0.896cm" svg:height="1.093cm" svg:x="0.85cm" svg:y="3.15cm">
            <draw:text-box>
              <text:p><text:span text:style-name="T3">y</text:span><text:span text:style-name="T2">k</text:span></text:p>
            </draw:text-box>
          </draw:frame>
          <draw:g>
            <draw:custom-shape draw:style-name="gr2" draw:text-style-name="P2" draw:layer="layout" svg:width="0.35cm" svg:height="0.4cm" svg:x="3.35cm" svg:y="2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35cm" svg:height="0.4cm" svg:x="3.35cm" svg:y="3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35cm" svg:height="0.4cm" svg:x="4.55cm" svg:y="1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35cm" svg:height="0.4cm" svg:x="3.35cm" svg:y="5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35cm" svg:height="0.4cm" svg:x="3.35cm" svg:y="2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35cm" svg:height="0.4cm" svg:x="4.55cm" svg:y="2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35cm" svg:height="0.4cm" svg:x="4.55cm" svg:y="3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35cm" svg:height="0.4cm" svg:x="4.55cm" svg:y="5.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35cm" svg:height="0.4cm" svg:x="6.15cm" svg:y="3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2" draw:layer="layout" svg:x1="1.35cm" svg:y1="1.7cm" svg:x2="3.35cm" svg:y2="1.7cm">
              <text:p/>
            </draw:line>
            <draw:line draw:style-name="gr3" draw:text-style-name="P2" draw:layer="layout" svg:x1="1.35cm" svg:y1="5.7cm" svg:x2="3.35cm" svg:y2="5.7cm">
              <text:p/>
            </draw:line>
            <draw:line draw:style-name="gr3" draw:text-style-name="P2" draw:layer="layout" svg:x1="2.55cm" svg:y1="5.7cm" svg:x2="3.35cm" svg:y2="4.15cm">
              <text:p/>
            </draw:line>
            <draw:line draw:style-name="gr3" draw:text-style-name="P2" draw:layer="layout" svg:x1="2.55cm" svg:y1="5.7cm" svg:x2="3.35cm" svg:y2="1.7cm">
              <text:p/>
            </draw:line>
            <draw:line draw:style-name="gr3" draw:text-style-name="P2" draw:layer="layout" svg:x1="2.5cm" svg:y1="1.7cm" svg:x2="3.35cm" svg:y2="2.5cm">
              <text:p/>
            </draw:line>
            <draw:line draw:style-name="gr3" draw:text-style-name="P2" draw:layer="layout" svg:x1="2.5cm" svg:y1="1.7cm" svg:x2="3.35cm" svg:y2="5.7cm">
              <text:p/>
            </draw:line>
            <draw:line draw:style-name="gr3" draw:text-style-name="P2" draw:layer="layout" svg:x1="3.7cm" svg:y1="2.5cm" svg:x2="4.55cm" svg:y2="2.1cm">
              <text:p/>
            </draw:line>
            <draw:line draw:style-name="gr3" draw:text-style-name="P2" draw:layer="layout" svg:x1="3.7cm" svg:y1="2.5cm" svg:x2="4.55cm" svg:y2="5.3cm">
              <text:p/>
            </draw:line>
            <draw:line draw:style-name="gr3" draw:text-style-name="P2" draw:layer="layout" svg:x1="3.7cm" svg:y1="2.5cm" svg:x2="4.55cm" svg:y2="3.7cm">
              <text:p/>
            </draw:line>
            <draw:line draw:style-name="gr3" draw:text-style-name="P2" draw:layer="layout" svg:x1="3.7cm" svg:y1="2.5cm" svg:x2="4.55cm" svg:y2="2.9cm">
              <text:p/>
            </draw:line>
            <draw:line draw:style-name="gr3" draw:text-style-name="P2" draw:layer="layout" svg:x1="3.7cm" svg:y1="4.1cm" svg:x2="4.55cm" svg:y2="2.9cm">
              <text:p/>
            </draw:line>
            <draw:line draw:style-name="gr3" draw:text-style-name="P2" draw:layer="layout" svg:x1="3.7cm" svg:y1="5.7cm" svg:x2="4.55cm" svg:y2="3.7cm">
              <text:p/>
            </draw:line>
            <draw:line draw:style-name="gr3" draw:text-style-name="P2" draw:layer="layout" svg:x1="3.7cm" svg:y1="5.7cm" svg:x2="4.55cm" svg:y2="5.3cm">
              <text:p/>
            </draw:line>
            <draw:line draw:style-name="gr3" draw:text-style-name="P2" draw:layer="layout" svg:x1="3.7cm" svg:y1="5.65cm" svg:x2="4.55cm" svg:y2="2.9cm">
              <text:p/>
            </draw:line>
            <draw:line draw:style-name="gr3" draw:text-style-name="P2" draw:layer="layout" svg:x1="3.7cm" svg:y1="5.7cm" svg:x2="4.55cm" svg:y2="2.1cm">
              <text:p/>
            </draw:line>
            <draw:line draw:style-name="gr3" draw:text-style-name="P2" draw:layer="layout" svg:x1="3.7cm" svg:y1="4.05cm" svg:x2="4.55cm" svg:y2="2.1cm">
              <text:p/>
            </draw:line>
            <draw:line draw:style-name="gr3" draw:text-style-name="P2" draw:layer="layout" svg:x1="3.7cm" svg:y1="4.1cm" svg:x2="4.55cm" svg:y2="5.3cm">
              <text:p/>
            </draw:line>
            <draw:line draw:style-name="gr3" draw:text-style-name="P2" draw:layer="layout" svg:x1="5.75cm" svg:y1="3.15cm" svg:x2="6.15cm" svg:y2="3.7cm">
              <text:p/>
            </draw:line>
            <draw:line draw:style-name="gr3" draw:text-style-name="P2" draw:layer="layout" svg:x1="5.75cm" svg:y1="3.5cm" svg:x2="6.15cm" svg:y2="3.7cm">
              <text:p/>
            </draw:line>
            <draw:line draw:style-name="gr3" draw:text-style-name="P2" draw:layer="layout" svg:x1="5.75cm" svg:y1="3.9cm" svg:x2="6.15cm" svg:y2="3.7cm">
              <text:p/>
            </draw:line>
            <draw:line draw:style-name="gr3" draw:text-style-name="P2" draw:layer="layout" svg:x1="5.75cm" svg:y1="4.35cm" svg:x2="6.15cm" svg:y2="3.7cm">
              <text:p/>
            </draw:line>
            <draw:line draw:style-name="gr3" draw:text-style-name="P2" draw:layer="layout" svg:x1="4.9cm" svg:y1="2.1cm" svg:x2="5.15cm" svg:y2="2.4cm">
              <text:p/>
            </draw:line>
            <draw:line draw:style-name="gr3" draw:text-style-name="P2" draw:layer="layout" svg:x1="4.9cm" svg:y1="2.1cm" svg:x2="5.1cm" svg:y2="2.6cm">
              <text:p/>
            </draw:line>
            <draw:line draw:style-name="gr3" draw:text-style-name="P2" draw:layer="layout" svg:x1="4.9cm" svg:y1="2.1cm" svg:x2="5.1cm" svg:y2="2.9cm">
              <text:p/>
            </draw:line>
            <draw:line draw:style-name="gr3" draw:text-style-name="P2" draw:layer="layout" svg:x1="4.9cm" svg:y1="2.9cm" svg:x2="5.15cm" svg:y2="3.2cm">
              <text:p/>
            </draw:line>
            <draw:line draw:style-name="gr3" draw:text-style-name="P2" draw:layer="layout" svg:x1="4.9cm" svg:y1="2.9cm" svg:x2="5.1cm" svg:y2="3.4cm">
              <text:p/>
            </draw:line>
            <draw:line draw:style-name="gr3" draw:text-style-name="P2" draw:layer="layout" svg:x1="4.9cm" svg:y1="2.9cm" svg:x2="5.1cm" svg:y2="3.7cm">
              <text:p/>
            </draw:line>
            <draw:line draw:style-name="gr3" draw:text-style-name="P2" draw:layer="layout" svg:x1="4.9cm" svg:y1="5.3cm" svg:x2="5.15cm" svg:y2="5cm">
              <text:p/>
            </draw:line>
            <draw:line draw:style-name="gr3" draw:text-style-name="P2" draw:layer="layout" svg:x1="4.9cm" svg:y1="5.3cm" svg:x2="5.1cm" svg:y2="4.8cm">
              <text:p/>
            </draw:line>
            <draw:line draw:style-name="gr3" draw:text-style-name="P2" draw:layer="layout" svg:x1="4.9cm" svg:y1="5.3cm" svg:x2="5.1cm" svg:y2="4.5cm">
              <text:p/>
            </draw:line>
            <draw:line draw:style-name="gr3" draw:text-style-name="P2" draw:layer="layout" svg:x1="4.9cm" svg:y1="3.7cm" svg:x2="5.15cm" svg:y2="3.4cm">
              <text:p/>
            </draw:line>
            <draw:line draw:style-name="gr3" draw:text-style-name="P2" draw:layer="layout" svg:x1="4.9cm" svg:y1="3.7cm" svg:x2="5.1cm" svg:y2="3.2cm">
              <text:p/>
            </draw:line>
            <draw:line draw:style-name="gr3" draw:text-style-name="P2" draw:layer="layout" svg:x1="4.9cm" svg:y1="3.7cm" svg:x2="5.1cm" svg:y2="2.9cm">
              <text:p/>
            </draw:line>
            <draw:line draw:style-name="gr3" draw:text-style-name="P2" draw:layer="layout" svg:x1="6.5cm" svg:y1="3.7cm" svg:x2="7.75cm" svg:y2="3.7cm">
              <text:p/>
            </draw:line>
            <draw:line draw:style-name="gr4" draw:text-style-name="P2" draw:layer="layout" svg:x1="3.5cm" svg:y1="2.8cm" svg:x2="3.5cm" svg:y2="3.8cm">
              <text:p/>
            </draw:line>
            <draw:line draw:style-name="gr4" draw:text-style-name="P2" draw:layer="layout" svg:x1="4.7cm" svg:y1="4cm" svg:x2="4.7cm" svg:y2="5cm">
              <text:p/>
            </draw:line>
            <draw:line draw:style-name="gr4" draw:text-style-name="P2" draw:layer="layout" svg:x1="5.3cm" svg:y1="3.7cm" svg:x2="5.75cm" svg:y2="3.7cm">
              <text:p/>
            </draw:line>
            <draw:custom-shape draw:style-name="gr2" draw:text-style-name="P2" draw:layer="layout" svg:width="0.35cm" svg:height="0.4cm" svg:x="3.35cm" svg:y="1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2" draw:layer="layout" svg:x1="1.35cm" svg:y1="2.5cm" svg:x2="3.35cm" svg:y2="2.5cm">
              <text:p/>
            </draw:line>
            <draw:line draw:style-name="gr3" draw:text-style-name="P2" draw:layer="layout" svg:x1="2.55cm" svg:y1="5.7cm" svg:x2="3.35cm" svg:y2="2.45cm">
              <text:p/>
            </draw:line>
            <draw:line draw:style-name="gr3" draw:text-style-name="P2" draw:layer="layout" svg:x1="1.35cm" svg:y1="4.1cm" svg:x2="3.35cm" svg:y2="4.1cm">
              <text:p/>
            </draw:line>
            <draw:line draw:style-name="gr3" draw:text-style-name="P3" draw:layer="layout" svg:x1="2.5cm" svg:y1="1.7cm" svg:x2="3.35cm" svg:y2="4.1cm">
              <text:p/>
            </draw:line>
            <draw:line draw:style-name="gr3" draw:text-style-name="P3" draw:layer="layout" svg:x1="2.5cm" svg:y1="4.1cm" svg:x2="3.35cm" svg:y2="1.7cm">
              <text:p/>
            </draw:line>
            <draw:line draw:style-name="gr3" draw:text-style-name="P3" draw:layer="layout" svg:x1="2.5cm" svg:y1="4.1cm" svg:x2="3.35cm" svg:y2="5.7cm">
              <text:p/>
            </draw:line>
            <draw:line draw:style-name="gr3" draw:text-style-name="P3" draw:layer="layout" svg:x1="2.5cm" svg:y1="4.1cm" svg:x2="3.35cm" svg:y2="2.5cm">
              <text:p/>
            </draw:line>
            <draw:line draw:style-name="gr3" draw:text-style-name="P3" draw:layer="layout" svg:x1="3.7cm" svg:y1="4.1cm" svg:x2="4.55cm" svg:y2="3.7cm">
              <text:p/>
            </draw:line>
            <draw:line draw:style-name="gr3" draw:text-style-name="P3" draw:layer="layout" svg:x1="3.7cm" svg:y1="1.7cm" svg:x2="4.55cm" svg:y2="2.1cm">
              <text:p/>
            </draw:line>
            <draw:line draw:style-name="gr3" draw:text-style-name="P3" draw:layer="layout" svg:x1="3.7cm" svg:y1="1.7cm" svg:x2="4.55cm" svg:y2="2.9cm">
              <text:p/>
            </draw:line>
            <draw:line draw:style-name="gr3" draw:text-style-name="P3" draw:layer="layout" svg:x1="3.7cm" svg:y1="1.7cm" svg:x2="4.55cm" svg:y2="3.7cm">
              <text:p/>
            </draw:line>
            <draw:line draw:style-name="gr3" draw:text-style-name="P3" draw:layer="layout" svg:x1="3.7cm" svg:y1="1.7cm" svg:x2="4.55cm" svg:y2="5.25cm">
              <text:p/>
            </draw:line>
            <draw:line draw:style-name="gr4" draw:text-style-name="P2" draw:layer="layout" svg:x1="3.5cm" svg:y1="4.4cm" svg:x2="3.5cm" svg:y2="5.4cm">
              <text:p/>
            </draw:line>
            <draw:line draw:style-name="gr4" draw:text-style-name="P2" draw:layer="layout" svg:x1="1.7cm" svg:y1="2.8cm" svg:x2="1.7cm" svg:y2="3.8cm">
              <text:p/>
            </draw:line>
            <draw:line draw:style-name="gr4" draw:text-style-name="P2" draw:layer="layout" svg:x1="1.7cm" svg:y1="4.4cm" svg:x2="1.7cm" svg:y2="5.4cm">
              <text:p/>
            </draw:line>
            <draw:line draw:style-name="gr3" draw:text-style-name="P3" draw:layer="layout" svg:x1="2.5cm" svg:y1="2.5cm" svg:x2="3.35cm" svg:y2="1.7cm">
              <text:p/>
            </draw:line>
            <draw:line draw:style-name="gr3" draw:text-style-name="P3" draw:layer="layout" svg:x1="2.5cm" svg:y1="2.5cm" svg:x2="3.35cm" svg:y2="4.05cm">
              <text:p/>
            </draw:line>
            <draw:line draw:style-name="gr3" draw:text-style-name="P3" draw:layer="layout" svg:x1="2.5cm" svg:y1="2.5cm" svg:x2="3.35cm" svg:y2="5.65cm">
              <text:p/>
            </draw:line>
          </draw:g>
          <draw:frame draw:style-name="gr1" draw:text-style-name="P1" draw:layer="layout" svg:width="0.93cm" svg:height="1.093cm" svg:x="0.85cm" svg:y="0.7cm">
            <draw:text-box>
              <text:p><text:span text:style-name="T3">u</text:span><text:span text:style-name="T2">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9-24T00:32:20</meta:creation-date>
    <dc:date>2011-10-26T00:07:15</dc:date>
    <meta:editing-duration>PT04H49M03S</meta:editing-duration>
    <meta:editing-cycles>20</meta:editing-cycles>
    <meta:generator>OpenOffice.org/3.2$Unix OpenOffice.org_project/320m12$Build-9483</meta:generator>
    <meta:document-statistic meta:object-count="73"/>
  </office:meta>
</office:document-meta>
</file>